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70.9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63.11mm"/>
    </style:style>
    <style:style style:name="co8" style:family="table-column">
      <style:table-column-properties fo:break-before="auto" style:column-width="85.5mm"/>
    </style:style>
    <style:style style:name="co9" style:family="table-column">
      <style:table-column-properties fo:break-before="auto" style:column-width="31.6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106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arameter (Plain Text)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seconds between checks by the HPA.</text:p>
          </table:table-cell>
          <table:table-cell/>
        </table:table-row>
        <table:table-row table:style-name="ro1">
          <table:table-cell office:value-type="string" calcext:value-type="string">
            <text:p>Max_CPU_Per_Pod_In_MilliCPUs</text:p>
          </table:table-cell>
          <table:table-cell table:formula="of:=SUBSTITUTE(&quot;\modelvar{&quot;&amp;[.A3]&amp;&quot;}&quot;;&quot;_&quot;;&quot;\_&quot;)" office:value-type="string" office:string-value="\modelvar{Max\_CPU\_Per\_Pod\_In\_MilliCPUs}" calcext:value-type="string">
            <text:p>\modelvar{Max\_CPU\_Per\_Pod\_In\_MilliCPUs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ximum CPU per pod in millicpus (unused).</text:p>
          </table:table-cell>
          <table:table-cell/>
        </table:table-row>
        <table:table-row table:style-name="ro1">
          <table:table-cell office:value-type="string" calcext:value-type="string">
            <text:p>Max_Ram_Per_Pod_In_MB</text:p>
          </table:table-cell>
          <table:table-cell table:formula="of:=SUBSTITUTE(&quot;\modelvar{&quot;&amp;[.A4]&amp;&quot;}&quot;;&quot;_&quot;;&quot;\_&quot;)" office:value-type="string" office:string-value="\modelvar{Max\_Ram\_Per\_Pod\_In\_MB}" calcext:value-type="string">
            <text:p>\modelvar{Max\_Ram\_Per\_Pod\_In\_MB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ximum RAM per pod in MB (unused).</text:p>
          </table:table-cell>
          <table:table-cell/>
        </table:table-row>
        <table:table-row table:style-name="ro1">
          <table:table-cell office:value-type="string" calcext:value-type="string">
            <text:p>Max_Requests_Per_Second_Actual</text:p>
          </table:table-cell>
          <table:table-cell table:formula="of:=SUBSTITUTE(&quot;\modelvar{&quot;&amp;[.A5]&amp;&quot;}&quot;;&quot;_&quot;;&quot;\_&quot;)" office:value-type="string" office:string-value="\modelvar{Max\_Requests\_Per\_Second\_Actual}" calcext:value-type="string">
            <text:p>\modelvar{Max\_Requests\_Per\_Second\_Actual}</text:p>
          </table:table-cell>
          <table:table-cell office:value-type="string" calcext:value-type="string">
            <text:p>$RPS_{max}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requests per second.</text:p>
          </table:table-cell>
          <table:table-cell/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6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response time in milliseconds.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7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  <table:table-cell/>
        </table:table-row>
        <table:table-row table:style-name="ro1">
          <table:table-cell office:value-type="string" calcext:value-type="string">
            <text:p>Pod_Min</text:p>
          </table:table-cell>
          <table:table-cell table:formula="of:=SUBSTITUTE(&quot;\modelvar{&quot;&amp;[.A8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$Pods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number of pods to scale down do.</text:p>
          </table:table-cell>
          <table:table-cell/>
        </table:table-row>
        <table:table-row table:style-name="ro1">
          <table:table-cell office:value-type="string" calcext:value-type="string">
            <text:p>Pod_Max</text:p>
          </table:table-cell>
          <table:table-cell table:formula="of:=SUBSTITUTE(&quot;\modelvar{&quot;&amp;[.A9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$Pods_{max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pods to scale up to.</text:p>
          </table:table-cell>
          <table:table-cell/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10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ing time per request in milliseconds.</text:p>
          </table:table-cell>
          <table:table-cell/>
        </table:table-row>
        <table:table-row table:style-name="ro2">
          <table:table-cell office:value-type="string" calcext:value-type="string">
            <text:p>Max_Queue_Length_Limit</text:p>
          </table:table-cell>
          <table:table-cell table:formula="of:=SUBSTITUTE(&quot;\modelvar{&quot;&amp;[.A11]&amp;&quot;}&quot;;&quot;_&quot;;&quot;\_&quot;)" office:value-type="string" office:string-value="\modelvar{Max\_Queue\_Length\_Limit}" calcext:value-type="string">
            <text:p>\modelvar{Max\_Queue\_Length\_Limit}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1">Highest possible value of \modelvar{Max\_Queue\_Length}</text:span>.</text:p>
          </table:table-cell>
          <table:table-cell/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2]&amp;&quot;}&quot;;&quot;_&quot;;&quot;\_&quot;)" office:value-type="string" office:string-value="\modelvar{Pod\_Startup\_Time}" calcext:value-type="string">
            <text:p>\modelvar{Pod\_Startup\_Time}</text:p>
          </table:table-cell>
          <table:table-cell office:value-type="string" calcext:value-type="string">
            <text:p>$T_{startup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s) pod to start processing requests after being scheduled.</text:p>
          </table:table-cell>
          <table:table-cell/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3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imum queue length for first pod before scaling down.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4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ximum queue length for last pod before scaling up.</text:p>
          </table:table-cell>
          <table:table-cell/>
        </table:table-row>
      </table:table>
      <table:table table:name="NodeJ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ST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ximum cost for the window.</text:p>
          </table:table-cell>
        </table:table-row>
        <table:table-row table:style-name="ro1">
          <table:table-cell office:value-type="string" calcext:value-type="string">
            <text:p>COST_PER_POD_PER_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ost of running a pod for one second.</text:p>
          </table:table-cell>
        </table:table-row>
        <table:table-row table:style-name="ro1">
          <table:table-cell office:value-type="string" calcext:value-type="string">
            <text:p>HIGH_LOAD_TIME_IN_SECON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number of seconds when the high load is sent.</text:p>
          </table:table-cell>
        </table:table-row>
        <table:table-row table:style-name="ro1">
          <table:table-cell office:value-type="string" calcext:value-type="string">
            <text:p>MAX_CPU_PER_POD_IN_MILLICP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maximum CPU allocation per pod in millicpus (unused).</text:p>
          </table:table-cell>
        </table:table-row>
        <table:table-row table:style-name="ro1">
          <table:table-cell office:value-type="string" calcext:value-type="string">
            <text:p>MAX_OUTAGE_FREQUENCY_IN_S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number of seconds between unexpected outages.</text:p>
          </table:table-cell>
        </table:table-row>
        <table:table-row table:style-name="ro1">
          <table:table-cell office:value-type="string" calcext:value-type="string">
            <text:p>MAX_RAM_PER_POD_IN_M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maximum RAM allocation per pod in MB (unused)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he maximum response time SLO in seconds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umber of starting pods.</text:p>
          </table:table-cell>
        </table:table-row>
        <table:table-row table:style-name="ro1">
          <table:table-cell office:value-type="string" calcext:value-type="string">
            <text:p>POD_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inimum number of pods to scale down do.</text:p>
          </table:table-cell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aximum number of pods to scale up to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(fixed) processing time per request in seconds.</text:p>
          </table:table-cell>
        </table:table-row>
        <table:table-row table:style-name="ro1">
          <table:table-cell office:value-type="string" calcext:value-type="string">
            <text:p>REQ_SENT_PER_SEC_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ests per second in the high load period.</text:p>
          </table:table-cell>
        </table:table-row>
        <table:table-row table:style-name="ro1">
          <table:table-cell office:value-type="string" calcext:value-type="string">
            <text:p>REQ_SENT_PER_SEC_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s per second in the low load period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maximum queue length for first pod before scaling down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maximum queue length for last pod before scaling u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03:14.43195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19-12-03T09:14:58.789814331</dc:date>
    <meta:editing-duration>PT1H34M38S</meta:editing-duration>
    <meta:editing-cycles>6</meta:editing-cycles>
    <meta:generator>LibreOffice/6.0.7.3$Linux_X86_64 LibreOffice_project/00m0$Build-3</meta:generator>
    <meta:document-statistic meta:table-count="2" meta:cell-count="116" meta:object-count="0"/>
  </office:meta>
</office:document-meta>
</file>